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undExpression.setValue( ExpressionState stat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undExpression.toString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undExpression.generateCode( MethodVisitor mv , CodeFlow c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undExpression.getValueInternal( Expression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undExpression.getValueRef( ExpressionState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CompoundExpression.CompoundExpression( int startPos , int endPos , SpelNodeImpl ... expressionCompon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undExpression.isCompil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undExpression.isWritable( Expression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